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99cccc" style:text-align-source="fix" style:repeat-content="false" fo:border-left="0.06pt solid #000000" fo:border-right="none" fo:border-top="2.01pt solid #669999"/>
      <style:paragraph-properties fo:text-align="center" fo:margin-left="0mm"/>
      <style:text-properties fo:color="#661900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none" fo:border-left="0.06pt solid #cccccc" fo:border-right="none" fo:border-top="0.06pt solid #000000"/>
    </style:style>
    <style:style style:name="ce9" style:family="table-cell" style:parent-style-name="Default">
      <style:table-cell-properties fo:border-bottom="none" fo:background-color="#99cccc" fo:border-left="none" fo:border-right="none" fo:border-top="2.01pt solid #669999"/>
    </style:style>
    <style:style style:name="ce10" style:family="table-cell" style:parent-style-name="Default">
      <style:table-cell-properties fo:border-bottom="0.06pt solid #000000" fo:background-color="#333333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333333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none" fo:border-left="none" fo:border-right="0.06pt solid #cccccc" fo:border-top="0.06pt solid #000000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333333" fo:border-left="none" fo:border-right="0.06pt solid #000000" fo:border-top="0.06pt solid #000000"/>
    </style:style>
    <style:style style:name="ce18" style:family="table-cell" style:parent-style-name="Default">
      <style:table-cell-properties fo:background-color="#f9f99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9f99c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ackground-color="#f9f99c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11"/>
        <table:table-column table:style-name="co2" table:number-columns-repeated="6" table:default-cell-style-name="ce14"/>
        <table:table-column table:style-name="co2" table:default-cell-style-name="ce16"/>
        <table:table-column table:style-name="co3" table:default-cell-style-name="ce19"/>
        <table:table-column table:style-name="co4" table:default-cell-style-name="ce11"/>
        <table:table-column table:style-name="co2" table:default-cell-style-name="ce16"/>
        <table:table-column table:style-name="co3" table:default-cell-style-name="ce19"/>
        <table:table-row table:style-name="ro1">
          <table:table-cell table:style-name="ce1" office:value-type="string" calcext:value-type="string">
            <text:p>Tâches/Semain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Jalon 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Rendu</text:p>
          </table:table-cell>
        </table:table-row>
        <table:table-row table:style-name="ro1">
          <table:table-cell table:style-name="ce2"/>
          <table:table-cell table:style-name="ce8"/>
          <table:table-cell table:style-name="ce12" table:number-columns-repeated="6"/>
          <table:table-cell table:style-name="ce15"/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Initialisation</text:p>
          </table:table-cell>
          <table:table-cell table:style-name="ce9" table:number-columns-repeated="8"/>
          <table:table-cell/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<text:s/>Compréhension technique</text:p>
          </table:table-cell>
          <table:table-cell table:style-name="ce10"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<text:s/>Études et mise en place du projet</text:p>
          </table:table-cell>
          <table:table-cell table:style-name="ce10"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<text:s/>Modélisation/Choix déterminants</text:p>
          </table:table-cell>
          <table:table-cell/>
          <table:table-cell table:style-name="ce13" table:number-columns-repeated="3"/>
          <table:table-cell table:number-columns-repeated="8"/>
        </table:table-row>
        <table:table-row table:style-name="ro1">
          <table:table-cell table:style-name="ce5"/>
          <table:table-cell table:number-columns-repeated="12"/>
        </table:table-row>
        <table:table-row table:style-name="ro1">
          <table:table-cell table:style-name="ce3" office:value-type="string" calcext:value-type="string">
            <text:p>Développement</text:p>
          </table:table-cell>
          <table:table-cell table:style-name="ce9" table:number-columns-repeated="8"/>
          <table:table-cell/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<text:s/>1- Data pre process</text:p>
          </table:table-cell>
          <table:table-cell table:number-columns-repeated="2"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<text:s/>2- Data viewing</text:p>
          </table:table-cell>
          <table:table-cell table:number-columns-repeated="4"/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<text:s/>3- Data processing</text:p>
          </table:table-cell>
          <table:table-cell table:number-columns-repeated="5"/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<text:s/>4- Database</text:p>
          </table:table-cell>
          <table:table-cell table:number-columns-repeated="6"/>
          <table:table-cell table:style-name="ce13"/>
          <table:table-cell table:style-name="ce17"/>
          <table:table-cell table:number-columns-repeated="4"/>
        </table:table-row>
        <table:table-row table:style-name="ro1">
          <table:table-cell table:style-name="ce5"/>
          <table:table-cell table:number-columns-repeated="12"/>
        </table:table-row>
        <table:table-row table:style-name="ro1">
          <table:table-cell table:style-name="ce3" office:value-type="string" calcext:value-type="string">
            <text:p>Tests</text:p>
          </table:table-cell>
          <table:table-cell table:style-name="ce9" table:number-columns-repeated="8"/>
          <table:table-cell/>
          <table:table-cell table:style-name="ce9" table:number-columns-repeated="2"/>
          <table:table-cell/>
        </table:table-row>
        <table:table-row table:style-name="ro1">
          <table:table-cell table:style-name="ce5"/>
          <table:table-cell table:number-columns-repeated="2"/>
          <table:table-cell table:style-name="ce13" table:number-columns-repeated="5"/>
          <table:table-cell table:style-name="ce17"/>
          <table:table-cell/>
          <table:table-cell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Annexes</text:p>
          </table:table-cell>
          <table:table-cell table:style-name="ce9" table:number-columns-repeated="8"/>
          <table:table-cell/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<text:s/>Rédaction de documents</text:p>
          </table:table-cell>
          <table:table-cell table:style-name="ce10"/>
          <table:table-cell table:style-name="ce13"/>
          <table:table-cell table:number-columns-repeated="7"/>
          <table:table-cell table:style-name="ce13" table:number-columns-repeated="2"/>
          <table:table-cell/>
        </table:table-row>
        <table:table-row table:style-name="ro1">
          <table:table-cell table:style-name="ce6" office:value-type="string" calcext:value-type="string">
            <text:p><text:s/>Implémentation de la documentation</text:p>
          </table:table-cell>
          <table:table-cell table:number-columns-repeated="8"/>
          <table:table-cell table:style-name="ce20"/>
          <table:table-cell table:style-name="ce13" table:number-columns-repeated="2"/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4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09:52:11.782278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1:41:26.437367544</meta:creation-date>
    <dc:date>2018-05-04T14:58:59.536176885</dc:date>
    <meta:editing-duration>PT4H49M5S</meta:editing-duration>
    <meta:editing-cycles>5</meta:editing-cycles>
    <meta:generator>LibreOffice/5.1.6.2$Linux_X86_64 LibreOffice_project/10m0$Build-2</meta:generator>
    <meta:document-statistic meta:table-count="1" meta:cell-count="26" meta:object-count="0"/>
  </office:meta>
</office:document-meta>
</file>